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1.561cm" style:rel-column-width="885*"/>
    </style:style>
    <style:style style:name="Tableau1.B" style:family="table-column">
      <style:table-column-properties style:column-width="15.452cm" style:rel-column-width="8760*"/>
    </style:style>
    <style:style style:name="Tableau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fo:background-color="#ccccff" fo:padding="0.097cm" fo:border="0.002cm solid #000000">
        <style:background-image/>
      </style:table-cell-properties>
    </style:style>
    <style:style style:name="Tableau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normal" style:font-weight-asian="normal" style:font-weight-complex="normal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Slide#</text:p>
          </table:table-cell>
          <table:table-cell table:style-name="Tableau1.B1" office:value-type="string">
            <text:p text:style-name="Table_20_Contents">Commentaire</text:p>
          </table:table-cell>
        </table:table-row>
        <table:table-row>
          <table:table-cell table:style-name="Tableau1.A2" office:value-type="float" office:value="2">
            <text:p text:style-name="Table_20_Contents">2</text:p>
          </table:table-cell>
          <table:table-cell table:style-name="Tableau1.B2" office:value-type="string">
            <text:p text:style-name="Table_20_Contents">Poudre brûle pas, parler de l'instituteur russe.</text:p>
          </table:table-cell>
        </table:table-row>
        <table:table-row>
          <table:table-cell table:style-name="Tableau1.A2" office:value-type="float" office:value="3">
            <text:p text:style-name="Table_20_Contents">3</text:p>
          </table:table-cell>
          <table:table-cell table:style-name="Tableau1.B2" office:value-type="string">
            <text:p text:style-name="Table_20_Contents">Laïka décède dans la capsule, diverses raisons sont annoncées, aucune réellement crédible. Capsule a brulé dans l'atmosphère</text:p>
          </table:table-cell>
        </table:table-row>
        <table:table-row>
          <table:table-cell table:style-name="Tableau1.A2" office:value-type="float" office:value="4">
            <text:p text:style-name="Table_20_Contents">4</text:p>
          </table:table-cell>
          <table:table-cell table:style-name="Tableau1.B2" office:value-type="string">
            <text:p text:style-name="Table_20_Contents">X43A : lancé par un bombardier en haute atmosphère</text:p>
          </table:table-cell>
        </table:table-row>
        <table:table-row>
          <table:table-cell table:style-name="Tableau1.A2" office:value-type="float" office:value="7">
            <text:p text:style-name="Table_20_Contents">7</text:p>
          </table:table-cell>
          <table:table-cell table:style-name="Tableau1.B2" office:value-type="string">
            <text:p text:style-name="Table_20_Contents">Russes : Soyouz, Angara == futur</text:p>
            <text:p text:style-name="Table_20_Contents">USA : Delta, Atlas, SLS, Falcon 9, parler de <text:span text:style-name="T1">DragonX</text:span></text:p>
            <text:p text:style-name="P1">Europe : Ariane et Vega (lancement imminent)</text:p>
            <text:p text:style-name="P1">Japonnais : les lanceurs H2 </text:p>
            <text:p text:style-name="P1">Chinois : les lanceurs longue marche</text:p>
            <text:p text:style-name="P1">Indiens : les lanceurs SLV </text:p>
            <text:p text:style-name="P1">Ukraine : Dniepr et Zenitf</text:p>
            <text:p text:style-name="P2">Quizz</text:p>
          </table:table-cell>
        </table:table-row>
        <table:table-row>
          <table:table-cell table:style-name="Tableau1.A2" office:value-type="float" office:value="9">
            <text:p text:style-name="Table_20_Contents">9</text:p>
          </table:table-cell>
          <table:table-cell table:style-name="Tableau1.B2" office:value-type="string">
            <text:p text:style-name="Table_20_Contents">Microsat : Parasol</text:p>
            <text:p text:style-name="Table_20_Contents">X37B et kliper</text:p>
          </table:table-cell>
        </table:table-row>
        <table:table-row>
          <table:table-cell table:style-name="Tableau1.A2" office:value-type="float" office:value="10">
            <text:p text:style-name="Table_20_Contents">10</text:p>
          </table:table-cell>
          <table:table-cell table:style-name="Tableau1.B2" office:value-type="string">
            <text:p text:style-name="Table_20_Contents">XMM : Rayons X</text:p>
            <text:p text:style-name="Table_20_Contents">Spitzer :Télescope IR</text:p>
            <text:p text:style-name="Table_20_Contents">Plank :Variation de température dans le fond diffus cosmique 380 000 après le big bang</text:p>
          </table:table-cell>
        </table:table-row>
        <table:table-row>
          <table:table-cell table:style-name="Tableau1.A2" office:value-type="float" office:value="15">
            <text:p text:style-name="Table_20_Contents">15</text:p>
          </table:table-cell>
          <table:table-cell table:style-name="Tableau1.B2" office:value-type="string">
            <text:p text:style-name="Table_20_Contents">Progress HTV ATV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an-Christophe Arnu</meta:initial-creator>
    <meta:creation-date>2011-10-01T14:55:09</meta:creation-date>
    <meta:printed-by>Jean-Christophe Arnu</meta:printed-by>
    <meta:print-date>2011-10-01T15:24:39</meta:print-date>
    <dc:date>2011-10-01T15:26:17</dc:date>
    <dc:creator>Jean-Christophe Arnu</dc:creator>
    <meta:editing-duration>PT00H31M08S</meta:editing-duration>
    <meta:editing-cycles>2</meta:editing-cycles>
    <meta:generator>OpenOffice.org/3.2$Unix OpenOffice.org_project/320m12$Build-9483</meta:generator>
    <meta:document-statistic meta:table-count="1" meta:image-count="0" meta:object-count="0" meta:page-count="1" meta:paragraph-count="26" meta:word-count="118" meta:character-count="667"/>
  </office:meta>
</office:document-meta>
</file>